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text-properties style:font-name="Times New Roman" fo:font-style="normal" style:font-style-asian="normal" style:font-style-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2"/>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color="#0000ff"/>
    </style:style>
    <style:style style:name="T2" style:family="text">
      <style:text-properties fo:color="#0000ff" style:font-name="Times New Roman"/>
    </style:style>
    <style:style style:name="T3" style:family="text">
      <style:text-properties fo:color="#0000ff" style:font-name="Times New Roman" fo:font-style="italic" style:font-style-asian="italic" style:font-style-complex="italic"/>
    </style:style>
    <style:style style:name="T4" style:family="text">
      <style:text-properties fo:color="#0000ff" style:font-name="Times New Roman" fo:font-style="normal" style:font-style-asian="normal" style:font-style-complex="normal"/>
    </style:style>
    <style:style style:name="T5" style:family="text">
      <style:text-properties fo:color="#0000ff" style:font-name="Courier New"/>
    </style:style>
    <style:style style:name="T6" style:family="text">
      <style:text-properties fo:color="#0000ff" style:font-name="Courier New" fo:font-style="normal" style:text-underline-style="none" style:font-style-asian="normal" style:font-style-complex="normal"/>
    </style:style>
    <style:style style:name="T7" style:family="text">
      <style:text-properties fo:color="#0000ff" style:font-name="Courier New" fo:font-style="normal" style:font-style-asian="normal" style:font-style-complex="normal"/>
    </style:style>
    <style:style style:name="T8" style:family="text">
      <style:text-properties fo:color="#0000ff" fo:font-weight="bold" style:font-weight-asian="bold" style:font-weight-complex="bold"/>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italic" style:text-underline-style="none" style:font-style-asian="italic" style:font-style-complex="italic"/>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tyle="italic" style:text-underline-style="none" style:font-style-asian="italic" style:font-style-complex="italic"/>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style:text-underline-style="none" style:font-style-asian="normal" style:font-style-complex="normal"/>
    </style:style>
    <style:style style:name="T15" style:family="text">
      <style:text-properties style:font-name="Courier New"/>
    </style:style>
    <style:style style:name="T16" style:family="text">
      <style:text-properties style:font-name="Courier New" fo:font-style="normal" style:font-style-asian="normal" style:font-style-complex="normal"/>
    </style:style>
    <style:style style:name="T17" style:family="text">
      <style:text-properties style:font-name="Courier New" fo:font-style="normal" style:text-underline-style="none"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dule 1 - <text:s/>Basic Programming Concepts</text:p>
      <text:p text:style-name="Standard"/>
      <text:p text:style-name="P5">Chapter 5 – Structures and Enumeration Types</text:p>
      <text:p text:style-name="Standard"/>
      <text:p text:style-name="P2">Questionnaire Answers</text:p>
      <text:p text:style-name="Standard"/>
      <text:list xml:id="list24131863" text:style-name="L2">
        <text:list-item>
          <text:p text:style-name="P1">Which C programming language construct is the foundation for object orientation in eC?<text:line-break/><text:span text:style-name="T1">Structures</text:span><text:line-break/></text:p>
        </text:list-item>
        <text:list-item>
          <text:p text:style-name="P1">Define an eC structure named 'MyThing' containing two data members. The first data member shall be named 'a' and be of type int, while the second shall be named 'b' and be of type 'String'.<text:line-break/><text:span text:style-name="T5">struct MyThing { int a; String b; };</text:span><text:line-break/></text:p>
        </text:list-item>
        <text:list-item>
          <text:p text:style-name="P3"><text:span text:style-name="T9">Declare a variable named myThing with MyThing as its data type.<text:line-break/></text:span><text:span text:style-name="T10">Note the 'camelCase' convention for variables as opposed to a first uppercase letter for the the structure type.<text:line-break/></text:span><text:span text:style-name="T6">MyThing myThing;</text:span><text:span text:style-name="T10"> </text:span><text:span text:style-name="T9"><text:line-break/></text:span></text:p>
        </text:list-item>
        <text:list-item>
          <text:p text:style-name="P1">Set myThing's 'a' data member to be 24, and 'b' to be the string literal "hello";<text:line-break/><text:span text:style-name="T5">myThing.a = 24; myThing.b = "hello";</text:span><text:line-break/></text:p>
        </text:list-item>
        <text:list-item>
          <text:p text:style-name="P1">Rewrite the declaration in #3 and the initialization in #4 together in a declaration using a list initializer.<text:line-break/><text:span text:style-name="T5">MyThing myThing = { 24, "hello" };</text:span><text:line-break/></text:p>
        </text:list-item>
        <text:list-item>
          <text:p text:style-name="P1">Rewrite the declaration in #5 using the eC instantiation syntax, without using explicit member assignment.<text:line-break/><text:span text:style-name="T5">MyThing myThing { 24, "hello" };</text:span><text:line-break/></text:p>
        </text:list-item>
        <text:list-item>
          <text:p text:style-name="P3"><text:span text:style-name="T9">Rewrite the declaration in #6 using the eC instantiation syntax, this time using explicit member assignment for both a and b.<text:line-break/></text:span><text:span text:style-name="T7">MyThing myThing { a = 24, b = "hello" };</text:span><text:span text:style-name="T9"><text:line-break/></text:span></text:p>
        </text:list-item>
        <text:list-item>
          <text:p text:style-name="P1">What is the difference between <text:span text:style-name="T15">MyThing myThing;</text:span> and <text:span text:style-name="T15">MyThing myThing { };</text:span> ?<text:line-break/><text:span text:style-name="T8">For a structure, the former does not initialize the memory, whereas the latter zeroes out all data members.</text:span><text:span text:style-name="T1"> That is if it is declared in a local context, i.e. on the stack within a function local declaration. However, if the structure variable is declared as part of memory that is otherwise declared, such as in the global context, or as part of another structure or class that gets initialized, it will get initialized.</text:span><text:line-break/><text:line-break/><text:line-break/><text:line-break/><text:line-break/><text:line-break/><text:line-break/><text:line-break/><text:line-break/><text:line-break/></text:p>
        </text:list-item>
        <text:list-item>
          <text:p text:style-name="P1"><text:soft-page-break/>Consider the following:<text:line-break/><text:line-break/><text:span text:style-name="T15">struct SomeStruct<text:line-break/>{<text:line-break/> <text:s text:c="2"/>bool tasty;<text:line-break/> <text:s text:c="2"/>String lamb;<text:line-break/> <text:s text:c="2"/>int moussaka;<text:line-break/>};<text:line-break/>SomeStruct meal { lamb = "Bambi", 23, tasty = true };</text:span><text:line-break/><text:line-break/>Which data member does 23 get assigned to?<text:line-break/><text:span text:style-name="T1">moussaka</text:span><text:line-break/></text:p>
        </text:list-item>
        <text:list-item>
          <text:p text:style-name="P3"><text:span text:style-name="T9">Consider the following function and code snippet. What will the values of the a and b data members be after the following call?<text:line-break/></text:span><text:span text:style-name="T16">void DoSomethingWith(MyThing thing)<text:line-break/>{<text:line-break/> <text:s text:c="2"/>thing.a = 20;<text:line-break/> <text:s text:c="2"/>thing.b = "gone";<text:line-break/>}<text:line-break/>MyThing myThing { 45, "mine" };<text:line-break/>DoSomethingWith(myThing);<text:line-break/><text:line-break/></text:span><text:span text:style-name="T4">a will be 20, and be will be "gone"<text:line-break/></text:span></text:p>
        </text:list-item>
        <text:list-item>
          <text:p text:style-name="P3"><text:span text:style-name="T9">What if we used the same code as in #10, but replaced the DoSomethingWith declaration by:<text:line-break/></text:span><text:span text:style-name="T16">void DoSomethingWith(struct MyThing thing)</text:span><text:span text:style-name="T9">? What would the value of the a and b data members be then?<text:line-break/></text:span><text:span text:style-name="T11">Note: The eC compiler currently has a bug (</text:span><text:a xlink:type="simple" xlink:href="http://ecere.com/mantis/view.php?id=140"><text:span text:style-name="T11">http://ecere.com/mantis/view.php?id=140</text:span></text:a><text:span text:style-name="T11"> ) that prevents this code to compile properly. The behavior described in he Tao is what 'should' happen.<text:line-break/></text:span><text:span text:style-name="T4">a would remain 45, and b would remain "mine"</text:span><text:span text:style-name="T9"> <text:line-break/></text:span></text:p>
        </text:list-item>
        <text:list-item>
          <text:p text:style-name="P3"><text:span text:style-name="T9">Give an example of an anonymous instantiation.<text:line-break/></text:span><text:span text:style-name="T7">MyThing { 24, "hello" }</text:span><text:span text:style-name="T9"><text:line-break/></text:span></text:p>
        </text:list-item>
        <text:list-item>
          <text:p text:style-name="P3"><text:span text:style-name="T9">Give an example of an anonymous instantiation where the type is inferred based on an expected data type as a function call argument.<text:line-break/></text:span><text:span text:style-name="T7">void PrintThing(MyThing thing) { }<text:line-break/>PrintThing({ 24, "hello" });</text:span><text:span text:style-name="T9"> <text:line-break/></text:span></text:p>
        </text:list-item>
        <text:list-item>
          <text:p text:style-name="P3"><text:span text:style-name="T9">What is a union?<text:line-break/></text:span><text:span text:style-name="T4">A construct, which like a structure, holds multiple data members, but all of which share the same memory. Typically only one of the data members would be used, unless the intent is specifically to access a particular data member through a different data type.</text:span><text:span text:style-name="T9"><text:line-break/></text:span></text:p>
        </text:list-item>
        <text:list-item>
          <text:p text:style-name="P3"><text:span text:style-name="T9">How can you obtain the size of the MyThing structure?<text:line-break/></text:span><text:span text:style-name="T7">sizeof(MyThing)<text:line-break/></text:span></text:p>
        </text:list-item>
        <text:list-item>
          <text:p text:style-name="P3"><text:soft-page-break/><text:span text:style-name="T9">Define an enumeration type named FunNumber, containing the values zero, one, two, three, each equivalent to their respective numeric.<text:line-break/></text:span><text:span text:style-name="T7">enum FunNumber { zero, one, two, three };</text:span><text:span text:style-name="T9"><text:line-break/></text:span></text:p>
        </text:list-item>
        <text:list-item>
          <text:p text:style-name="P3"><text:span text:style-name="T9">Rewrite the enumeration in #16 for each value to be of 16 bit.<text:line-break/></text:span><text:span text:style-name="T7">enum FunNumber : short { zero, one, two, three };</text:span><text:span text:style-name="T9"><text:line-break/></text:span></text:p>
        </text:list-item>
        <text:list-item>
          <text:p text:style-name="P3"><text:span text:style-name="T9">Rewrite the same enumeration, but omit 'zero', although still making sure 'one' is equal to 1 and so on.<text:line-break/></text:span><text:span text:style-name="T7">enum FunNumber { one = 1, two, three };</text:span><text:span text:style-name="T9"><text:line-break/></text:span></text:p>
        </text:list-item>
        <text:list-item>
          <text:p text:style-name="P3"><text:span text:style-name="T9">With that enumeration define, what would declaring: </text:span><text:span text:style-name="T16">int a = one;</text:span><text:span text:style-name="T9"> do ?<text:line-break/></text:span><text:span text:style-name="T4">Give a compilation error:<text:line-break/></text:span><text:span text:style-name="T7">error: unresolved identifier one; expected int</text:span><text:span text:style-name="T9"> <text:line-break/></text:span></text:p>
        </text:list-item>
        <text:list-item>
          <text:p text:style-name="P3"><text:span text:style-name="T9">How could you rewrite the declaration in #19, still keeping 'int' for the data type of a, but explicitly using the value of the enumeration 'one' of the enumeration named 'FunNumber'?<text:line-break/></text:span><text:span text:style-name="T10">Hint: the next question.<text:line-break/></text:span><text:span text:style-name="T6">int a = FunNumber::one;</text:span><text:span text:style-name="T9"><text:line-break/></text:span></text:p>
        </text:list-item>
        <text:list-item>
          <text:p text:style-name="P3"><text:span text:style-name="T9">How can you conveniently obtain the largest value + 1 of the FunNumber eC enumeration type <text:s/>(called 'the size of the enumeration')?<text:line-break/></text:span><text:span text:style-name="T7">FunNumber::enumSize</text:span><text:span text:style-name="T9"><text:line-break/><text:line-break/></text:span><text:span text:style-name="T11">Note #1: we will see later on how this is useful in allocating space for arrays where each of the possible index value is a value of an enumeration type<text:line-break/><text:line-break/>Note #2: enumeration inheritance continuity is broken at the moment in the eC compiler.<text:line-break/>The values restart at 0 instead of logically continuing from the base enumeration!<text:line-break/>With the Tao example, ceres shows as 0 instead of being 8! This is another compiler bug:<text:line-break/></text:span><text:a xlink:type="simple" xlink:href="http://ecere.com/mantis/view.php?id=139"><text:span text:style-name="T11">http://ecere.com/mantis/view.php?id=139</text:span></text:a><text:span text:style-name="T11"> <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St-Louis</meta:initial-creator>
    <meta:creation-date>2010-09-05T02:45:47.17</meta:creation-date>
    <dc:date>2010-10-04T06:11:24.55</dc:date>
    <dc:creator>Jerome St-Louis</dc:creator>
    <meta:editing-duration>PT11H57M12S</meta:editing-duration>
    <meta:editing-cycles>122</meta:editing-cycles>
    <meta:generator>OpenOffice.org/3.2$Win32 OpenOffice.org_project/320m12$Build-9483</meta:generator>
    <meta:document-statistic meta:table-count="0" meta:image-count="0" meta:object-count="0" meta:page-count="3" meta:paragraph-count="24" meta:word-count="802" meta:character-count="4720"/>
  </office:meta>
</office:document-meta>
</file>